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style:font-name="Times New Romance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fo:color="#000000" style:font-name="Times New Romance" fo:font-size="10pt" fo:language="en" fo:country="GB" fo:font-weight="normal" style:font-size-asian="10pt" style:font-weight-asian="normal" style:font-name-complex="Arial" style:font-size-complex="10pt" style:font-weight-complex="normal"/>
    </style:style>
    <style:style style:name="P3" style:family="paragraph" style:parent-style-name="Table_20_Contents">
      <style:paragraph-properties fo:text-align="start" style:justify-single-word="false">
        <style:tab-stops>
          <style:tab-stop style:position="0.1252in"/>
          <style:tab-stop style:position="0.6173in"/>
          <style:tab-stop style:position="6.6874in"/>
        </style:tab-stops>
      </style:paragraph-properties>
      <style:text-properties fo:color="#000000" style:font-name="Times New Romance" fo:font-size="10pt" fo:language="en" fo:country="GB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Table_20_Contents">
      <style:paragraph-properties fo:text-align="start" style:justify-single-word="false">
        <style:tab-stops>
          <style:tab-stop style:position="1.4689in"/>
          <style:tab-stop style:position="3.948in"/>
          <style:tab-stop style:position="5.1252in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1.4689in"/>
          <style:tab-stop style:position="3.948in"/>
          <style:tab-stop style:position="5.1252in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4689in"/>
          <style:tab-stop style:position="2.9165in"/>
          <style:tab-stop style:position="3.948in"/>
          <style:tab-stop style:position="5.1252in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ce" fo:font-size="9pt" style:font-size-asian="9pt" style:font-name-complex="Arial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.V. Titanium Pigments Pvt Ltd</text:p>
      <text:p text:style-name="P2">TUTICORIN</text:p>
      <text:p text:style-name="P3"/>
      <text:p text:style-name="P2">GOODS RECEIPT NOTE</text:p>
      <text:p text:style-name="P2"/>
      <text:p text:style-name="P4">GRN No<text:tab/>:<text:tab/>GRN Date<text:tab/>:<text:tab/></text:p>
      <text:p text:style-name="P4">Inv./Del.Note.No<text:tab/>:<text:tab/></text:p>
      <text:p text:style-name="P4">Vendor No<text:tab/>:<text:tab/>Vendor Name<text:tab/>:</text:p>
      <text:p text:style-name="P4">P.O.Number<text:tab/>:<text:tab/>P.O. Date<text:tab/>:</text:p>
      <text:p text:style-name="P4">Gatepass&amp;Date<text:tab/>:<text:tab/>Lorry No<text:tab/>:</text:p>
      <text:p text:style-name="P4"/>
      <table:table table:name="Table1" table:style-name="Table1">
        <table:table-column table:style-name="Table1.A" table:number-columns-repeated="7"/>
        <table:table-row>
          <table:table-cell table:style-name="Table1.A1" office:value-type="string">
            <text:p text:style-name="P7">S.No</text:p>
          </table:table-cell>
          <table:table-cell table:style-name="Table1.A1" office:value-type="string">
            <text:p text:style-name="P7">Code</text:p>
          </table:table-cell>
          <table:table-cell table:style-name="Table1.A1" office:value-type="string">
            <text:p text:style-name="P7">DESCRIPTION</text:p>
          </table:table-cell>
          <table:table-cell table:style-name="Table1.A1" office:value-type="string">
            <text:p text:style-name="P7">Movement type</text:p>
          </table:table-cell>
          <table:table-cell table:style-name="Table1.A1" office:value-type="string">
            <text:p text:style-name="P7">QTY</text:p>
          </table:table-cell>
          <table:table-cell table:style-name="Table1.A1" office:value-type="string">
            <text:p text:style-name="P7">UOM</text:p>
          </table:table-cell>
          <table:table-cell table:style-name="Table1.G1" office:value-type="string">
            <text:p text:style-name="P7">S.BIN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</table:table>
      <text:p text:style-name="P4"/>
      <text:p text:style-name="P4"/>
      <text:p text:style-name="P4"/>
      <text:p text:style-name="P4">Accepted/Rejected</text:p>
      <text:p text:style-name="P4">Justification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Prepared By:<text:tab/><text:tab/>Store Incharge<text:tab/><text:tab/>Reviewed By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09T09:25:57</meta:creation-date>
    <meta:generator>LibreOffice/3.5$Linux_X86_64 LibreOffice_project/350m1$Build-2</meta:generator>
    <dc:date>2015-04-15T15:51:21</dc:date>
    <dc:creator>tien </dc:creator>
    <meta:editing-duration>PT15M29S</meta:editing-duration>
    <meta:editing-cycles>10</meta:editing-cycles>
    <meta:document-statistic meta:table-count="1" meta:image-count="0" meta:object-count="0" meta:page-count="1" meta:paragraph-count="18" meta:word-count="49" meta:character-count="289" meta:non-whitespace-character-count="251"/>
  </office:meta>
</office:document-meta>
</file>